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BF0000011204C4DDCBC2BBCCDD.png" manifest:media-type="image/png"/>
  <manifest:file-entry manifest:full-path="Pictures/1002CCA70000B27D00001C59B095D0D4FD98919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subtitle">
      <style:graphic-properties draw:fill-color="#ffffff" draw:textarea-vertical-align="top" fo:min-height="9.536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3" draw:layer="layout" svg:width="25.199cm" svg:height="9.536cm" svg:x="1.301cm" svg:y="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Лабораторная работа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Выполнил:</text:span></text:p>
            <text:p text:style-name="P2"><text:span text:style-name="T2">Студент группы П1-20</text:span></text:p>
            <text:p text:style-name="P2"><text:span text:style-name="T2">Демьянов Артем</text:span></text:p>
          </draw:text-box>
        </draw:frame>
        <draw:frame draw:style-name="gr1" draw:text-style-name="P4" draw:layer="layout" svg:width="19.058cm" svg:height="3.026cm" svg:x="4.5cm" svg:y="0.974cm">
          <draw:image xlink:href="Pictures/1002CCA70000B27D00001C59B095D0D4FD989197.svg" xlink:type="simple" xlink:show="embed" xlink:actuate="onLoad" draw:mime-type="image/svg+xml">
            <text:p/>
          </draw:image>
          <draw:image xlink:href="Pictures/10000001000006BF0000011204C4DDCBC2BBCCDD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7:41.880781298</meta:creation-date>
    <dc:date>2022-12-04T17:08:39.165767931</dc:date>
    <meta:editing-duration>PT9M21S</meta:editing-duration>
    <meta:editing-cycles>4</meta:editing-cycles>
    <meta:generator>LibreOffice/7.4.3.2$Linux_X86_64 LibreOffice_project/1048a8393ae2eeec98dff31b5c133c5f1d08b890</meta:generator>
    <meta:document-statistic meta:object-count="25"/>
  </office:meta>
</office:document-meta>
</file>